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5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7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cm" fo:min-width="7.5cm" loext:decorative="false"/>
      <style:paragraph-properties style:writing-mode="lr-tb"/>
    </style:style>
    <style:style style:name="gr4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6.25cm" svg:height="2.5cm" svg:x="3.5cm" svg:y="3cm">
          <text:p text:style-name="P1">Usuari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75cm" svg:height="3cm" svg:x="3.25cm" svg:y="20.75cm">
          <text:p text:style-name="P1">Publicac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8cm" svg:height="3.25cm" svg:x="11.25cm" svg:y="8.75cm">
          <text:p text:style-name="P1">Reaccio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6.625cm" svg:y1="5.5cm" svg:x2="7.125cm" svg:y2="20.75cm" draw:start-shape="id1" draw:start-glue-point="2" draw:end-shape="id2" svg:d="M6625 5500v7625h500v7625" svg:viewBox="0 0 501 15251">
          <text:p/>
        </draw:connector>
        <draw:connector draw:style-name="gr4" draw:text-style-name="P2" draw:layer="layout" svg:x1="9.75cm" svg:y1="4.25cm" svg:x2="11.25cm" svg:y2="10.375cm" draw:start-shape="id1" draw:end-shape="id3" svg:d="M9750 4250h750v6125h750" svg:viewBox="0 0 1501 6126">
          <text:p/>
        </draw:connector>
        <draw:connector draw:style-name="gr4" draw:text-style-name="P2" draw:layer="layout" svg:x1="11cm" svg:y1="22.25cm" svg:x2="15.25cm" svg:y2="12cm" draw:start-shape="id2" draw:start-glue-point="1" draw:end-shape="id3" svg:d="M11000 22250h4250v-10250" svg:viewBox="0 0 4251 1025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-3000 3000 3000" svg:d="M1500 0l1500-2789v-211h-114l-1286 2392v-2392h-200v2392l-1286-2392h-114v211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08:40:45.685313848</meta:creation-date>
    <dc:date>2025-05-21T09:55:39.186621431</dc:date>
    <meta:editing-duration>PT16M20S</meta:editing-duration>
    <meta:editing-cycles>1</meta:editing-cycles>
    <meta:document-statistic meta:object-count="6"/>
    <meta:generator>LibreOffice/24.2.7.2$Linux_X86_64 LibreOffice_project/420$Build-2</meta:generator>
  </office:meta>
</office:document-meta>
</file>